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</style:style>
    <style:style style:name="P2" style:family="paragraph" style:parent-style-name="Normal">
      <style:paragraph-properties fo:margin-top="0in" fo:margin-bottom="0in" loext:contextual-spacing="false"/>
      <style:text-properties style:font-name="Calibri Light" fo:font-size="9pt" fo:font-style="italic" style:font-name-asian="MS Mincho" style:font-size-asian="9pt" style:font-style-asian="italic" style:font-name-complex="Calibri Light" style:font-size-complex="9pt" style:font-style-complex="italic"/>
    </style:style>
    <style:style style:name="P3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style:font-name="Calibri Light" fo:font-size="9pt" fo:font-style="italic" style:font-size-asian="9pt" style:font-style-asian="italic" style:font-name-complex="Calibri Light" style:font-size-complex="9pt" style:font-style-complex="italic"/>
    </style:style>
    <style:style style:name="P4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style:font-name="Calibri Light" fo:font-size="9pt" fo:language="fr" fo:country="FR" fo:font-style="italic" style:font-size-asian="9pt" style:font-style-asian="italic" style:font-name-complex="Calibri Light" style:font-size-complex="9pt" style:font-style-complex="italic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language="fr" fo:country="FR"/>
    </style:style>
    <style:style style:name="P6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Normal">
      <style:text-properties fo:language="fr" fo:country="FR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Normal">
      <style:paragraph-properties fo:margin-top="0in" fo:margin-bottom="0in" loext:contextual-spacing="false"/>
      <style:text-properties officeooo:paragraph-rsid="001ecef4"/>
    </style:style>
    <style:style style:name="P10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11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officeooo:paragraph-rsid="002a5c71"/>
    </style:style>
    <style:style style:name="P12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language="fr" fo:country="FR" officeooo:paragraph-rsid="002d4590"/>
    </style:style>
    <style:style style:name="P13" style:family="paragraph" style:parent-style-name="Normal">
      <style:paragraph-properties fo:margin-top="0in" fo:margin-bottom="0in" loext:contextual-spacing="false" fo:line-height="100%" fo:text-align="justify" style:justify-single-word="false" fo:break-before="page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font-name="MS Mincho" style:text-underline-style="solid" style:text-underline-width="auto" style:text-underline-color="font-color" fo:font-weight="bold" style:text-underline-mode="continuous" style:text-overline-mode="continuous" style:text-line-through-mode="continuous" style:font-name-asian="MS Mincho" style:font-weight-asian="bold" style:font-name-complex="MS Mincho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name-asian="MS Mincho" style:font-weight-asian="bold" style:font-name-complex="Calibri" style:font-weight-complex="bold"/>
    </style:style>
    <style:style style:name="T5" style:family="text">
      <style:text-properties fo:language="fr" fo:country="FR" style:text-underline-style="solid" style:text-underline-width="auto" style:text-underline-color="font-color" fo:font-weight="bold" officeooo:rsid="001ecef4" style:text-underline-mode="continuous" style:text-overline-mode="continuous" style:text-line-through-mode="continuous" style:font-name-asian="MS Mincho" style:font-weight-asian="bold" style:font-name-complex="Calibri" style:font-weight-complex="bold"/>
    </style:style>
    <style:style style:name="T6" style:family="text">
      <style:text-properties fo:language="fr" fo:country="FR" officeooo:rsid="0021bcd9"/>
    </style:style>
    <style:style style:name="T7" style:family="text">
      <style:text-properties fo:language="fr" fo:country="FR" officeooo:rsid="00237ec5"/>
    </style:style>
    <style:style style:name="T8" style:family="text">
      <style:text-properties fo:language="fr" fo:country="FR" officeooo:rsid="0025a00c"/>
    </style:style>
    <style:style style:name="T9" style:family="text">
      <style:text-properties fo:language="fr" fo:country="FR" officeooo:rsid="0025b6b3"/>
    </style:style>
    <style:style style:name="T10" style:family="text">
      <style:text-properties fo:language="fr" fo:country="FR" officeooo:rsid="0029ecab"/>
    </style:style>
    <style:style style:name="T11" style:family="text">
      <style:text-properties fo:language="fr" fo:country="FR" officeooo:rsid="002a5c71"/>
    </style:style>
    <style:style style:name="T12" style:family="text">
      <style:text-properties fo:language="fr" fo:country="FR" officeooo:rsid="002b6e70"/>
    </style:style>
    <style:style style:name="T13" style:family="text">
      <style:text-properties fo:language="fr" fo:country="FR" officeooo:rsid="002c644a"/>
    </style:style>
    <style:style style:name="T14" style:family="text">
      <style:text-properties style:font-name="Calibri Light" fo:font-size="9pt" fo:font-style="italic" style:font-size-asian="9pt" style:font-style-asian="italic" style:font-name-complex="Calibri Light" style:font-size-complex="9pt" style:font-style-complex="italic"/>
    </style:style>
    <style:style style:name="T15" style:family="text">
      <style:text-properties officeooo:rsid="001d9b41"/>
    </style:style>
    <style:style style:name="T16" style:family="text">
      <style:text-properties officeooo:rsid="001ecef4"/>
    </style:style>
    <style:style style:name="T17" style:family="text">
      <style:text-properties officeooo:rsid="0020aecc"/>
    </style:style>
    <style:style style:name="T18" style:family="text">
      <style:text-properties officeooo:rsid="00237ec5"/>
    </style:style>
    <style:style style:name="T19" style:family="text">
      <style:text-properties officeooo:rsid="0025a00c"/>
    </style:style>
    <style:style style:name="T20" style:family="text">
      <style:text-properties officeooo:rsid="0025b6b3"/>
    </style:style>
    <style:style style:name="T21" style:family="text">
      <style:text-properties officeooo:rsid="00278d32"/>
    </style:style>
    <style:style style:name="T22" style:family="text">
      <style:text-properties officeooo:rsid="0027ecdf"/>
    </style:style>
    <style:style style:name="T23" style:family="text">
      <style:text-properties officeooo:rsid="002974b3"/>
    </style:style>
    <style:style style:name="T24" style:family="text">
      <style:text-properties officeooo:rsid="0029ecab"/>
    </style:style>
    <style:style style:name="Ru1" style:family="ruby">
      <style:ruby-properties style:ruby-align="distribute-space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><text:ruby text:style-name="Ru1"><text:ruby-base><text:span text:style-name="Default_20_Paragraph_20_Font"><text:span text:style-name="T1">小笠原諸島</text:span></text:span></text:ruby-base><text:ruby-text text:style-name="WW_5f_CharRuby1">おがさわらしょとう</text:ruby-text></text:ruby><text:span text:style-name="Default_20_Paragraph_20_Font"><text:span text:style-name="T1">がアメリカから</text:span></text:span><text:ruby text:style-name="Ru1"><text:ruby-base><text:span text:style-name="Default_20_Paragraph_20_Font"><text:span text:style-name="T1">日本</text:span></text:span></text:ruby-base><text:ruby-text text:style-name="WW_5f_CharRuby2">にほん</text:ruby-text></text:ruby><text:span text:style-name="Default_20_Paragraph_20_Font"><text:span text:style-name="T1">に</text:span></text:span><text:ruby text:style-name="Ru1"><text:ruby-base><text:span text:style-name="Default_20_Paragraph_20_Font"><text:span text:style-name="T1">戻</text:span></text:span></text:ruby-base><text:ruby-text text:style-name="WW_5f_CharRuby3">もど</text:ruby-text></text:ruby><text:span text:style-name="Default_20_Paragraph_20_Font"><text:span text:style-name="T1">ってから５０</text:span></text:span><text:ruby text:style-name="Ru1"><text:ruby-base><text:span text:style-name="Default_20_Paragraph_20_Font"><text:span text:style-name="T2">年</text:span></text:span></text:ruby-base><text:ruby-text text:style-name="WW_5f_CharRuby4">ねん</text:ruby-text></text:ruby></text:p>
      <text:p text:style-name="P2">Ogasawara<text:span text:style-name="T15">shotou</text:span> ga amerika kara nihon ni modottekara gojuu nen</text:p>
      <text:p text:style-name="P9"><text:span text:style-name="Default_20_Paragraph_20_Font"><text:span text:style-name="T4">L’Amérique a rendu l’archipel Ogasawara au <text:s/>japon 50 ans</text:span></text:span><text:span text:style-name="Default_20_Paragraph_20_Font"><text:span text:style-name="T5"> après</text:span></text:span></text:p>
      <text:p text:style-name="P5"/>
      <text:p text:style-name="P6"><text:ruby text:style-name="Ru1"><text:ruby-base>東京</text:ruby-base><text:ruby-text text:style-name="WW_5f_CharRuby5">とうきょう</text:ruby-text></text:ruby>から<text:ruby text:style-name="Ru1"><text:ruby-base>南</text:ruby-base><text:ruby-text text:style-name="WW_5f_CharRuby6">みなみ</text:ruby-text></text:ruby>に１０００ｋｍぐらい の<text:ruby text:style-name="Ru1"><text:ruby-base>所</text:ruby-base><text:ruby-text text:style-name="WW_5f_CharRuby7">ところ</text:ruby-text></text:ruby>にある<text:ruby text:style-name="Ru1"><text:ruby-base>小笠原諸島</text:ruby-base><text:ruby-text text:style-name="WW_5f_CharRuby8">おがさわらしょとう</text:ruby-text></text:ruby>には３０<text:ruby text:style-name="Ru1"><text:ruby-base>以上</text:ruby-base><text:ruby-text text:style-name="WW_5f_CharRuby9">いじょう</text:ruby-text></text:ruby>の<text:ruby text:style-name="Ru1"><text:ruby-base>島</text:ruby-base><text:ruby-text text:style-name="WW_5f_CharRuby10">しま</text:ruby-text></text:ruby>があります。</text:p>
      <text:p text:style-name="P3">Toukyou kara minami ni sen kirometoru gurai no tokoro ni aru Ogasawarashotou ni ha sanjuu ijou no shima ga arimasu.</text:p>
      <text:p text:style-name="P5">Il y a plus de 30 îles dans l’archipel Ogasawara, <text:span text:style-name="T16">situé </text:span>à environ 1000 km au sud de Tokyo.</text:p>
      <text:p text:style-name="P5"/>
      <text:p text:style-name="P6"><text:ruby text:style-name="Ru1"><text:ruby-base>父島</text:ruby-base><text:ruby-text text:style-name="WW_5f_CharRuby11">ちちじま</text:ruby-text></text:ruby>と<text:ruby text:style-name="Ru1"><text:ruby-base>母島</text:ruby-base><text:ruby-text text:style-name="WW_5f_CharRuby12">ははじま</text:ruby-text></text:ruby>には<text:ruby text:style-name="Ru1"><text:ruby-base>人</text:ruby-base><text:ruby-text text:style-name="WW_5f_CharRuby13">ひと</text:ruby-text></text:ruby>が<text:ruby text:style-name="Ru1"><text:ruby-base>住</text:ruby-base><text:ruby-text text:style-name="WW_5f_CharRuby14">す</text:ruby-text></text:ruby>んでいます。</text:p>
      <text:p text:style-name="P3">Chichijima to Hahajima ni ha hito ga sundeimasu.</text:p>
      <text:p text:style-name="P5">Des gens vivent sur les îles Chichijima et Hahajima.</text:p>
      <text:p text:style-name="P5"/>
      <text:p text:style-name="P6"><text:ruby text:style-name="Ru1"><text:ruby-base>小笠原諸島</text:ruby-base><text:ruby-text text:style-name="WW_5f_CharRuby15">おがさわらしょとう</text:ruby-text></text:ruby> は、<text:ruby text:style-name="Ru1"><text:ruby-base>第</text:ruby-base><text:ruby-text text:style-name="WW_5f_CharRuby16">だい</text:ruby-text></text:ruby>２<text:ruby text:style-name="Ru1"><text:ruby-base>次世界大戦</text:ruby-base><text:ruby-text text:style-name="WW_5f_CharRuby17">じせかいたいせん</text:ruby-text></text:ruby>のあとアメリカが<text:ruby text:style-name="Ru1"><text:ruby-base>治</text:ruby-base><text:ruby-text text:style-name="WW_5f_CharRuby18">おさ</text:ruby-text></text:ruby>めていましたが、１９６８ <text:ruby text:style-name="Ru1"><text:ruby-base>年</text:ruby-base><text:ruby-text text:style-name="WW_5f_CharRuby19">ねん</text:ruby-text></text:ruby>に<text:ruby text:style-name="Ru1"><text:ruby-base>日本</text:ruby-base><text:ruby-text text:style-name="WW_5f_CharRuby20">にほん</text:ruby-text></text:ruby>に<text:ruby text:style-name="Ru1"><text:ruby-base>戻</text:ruby-base><text:ruby-text text:style-name="WW_5f_CharRuby21">もど</text:ruby-text></text:ruby>りました。</text:p>
      <text:p text:style-name="P3">Ogasawarashotou ha, dainiji sekai <text:span text:style-name="T17">ta</text:span>isen no ato Amerika ga osamete imashita ga, sen kyuu hyaku roku juu hachi nen ni Nihon ni modorimashita.</text:p>
      <text:p text:style-name="P5">Après la seconde guerre mondiale, l’archipel a été <text:span text:style-name="T16">sous la gouvernance </text:span>américaine jusqu’en 1968, où les îles sont redevenues Japonaises.</text:p>
      <text:p text:style-name="P5"/>
      <text:p text:style-name="P6"><text:ruby text:style-name="Ru1"><text:ruby-base>今年</text:ruby-base><text:ruby-text text:style-name="WW_5f_CharRuby22">ことし</text:ruby-text></text:ruby>６<text:ruby text:style-name="Ru1"><text:ruby-base>月</text:ruby-base><text:ruby-text text:style-name="WW_5f_CharRuby23">がつ</text:ruby-text></text:ruby> ２６<text:ruby text:style-name="Ru1"><text:ruby-base>日</text:ruby-base><text:ruby-text text:style-name="WW_5f_CharRuby24">にち</text:ruby-text></text:ruby>、<text:ruby text:style-name="Ru1"><text:ruby-base>小笠原諸島</text:ruby-base><text:ruby-text text:style-name="WW_5f_CharRuby25">おがさわらしょとう</text:ruby-text></text:ruby>が<text:ruby text:style-name="Ru1"><text:ruby-base>日本</text:ruby-base><text:ruby-text text:style-name="WW_5f_CharRuby26">にほん</text:ruby-text></text:ruby>に<text:ruby text:style-name="Ru1"><text:ruby-base>戻</text:ruby-base><text:ruby-text text:style-name="WW_5f_CharRuby27">もど</text:ruby-text></text:ruby>っ てから５０<text:ruby text:style-name="Ru1"><text:ruby-base>年</text:ruby-base><text:ruby-text text:style-name="WW_5f_CharRuby28">ねん</text:ruby-text></text:ruby>になりました。</text:p>
      <text:p text:style-name="P6"><text:span text:style-name="Default_20_Paragraph_20_Font"><text:span text:style-name="T14">Kotoshi roku gatsu ni juu roku nichi Ogasawarashotou ga nihon ni modottekara gojuu nen ni narimashita.</text:span></text:span> </text:p>
      <text:p text:style-name="P6"><text:span text:style-name="T3">Le 26 juin</text:span><text:span text:style-name="T6"> de</text:span><text:span text:style-name="T3"> cette année </text:span><text:span text:style-name="T6">marquera </text:span><text:span text:style-name="T3">les 50 ans d</text:span><text:span text:style-name="T6">e la rétrocession de l'archipel </text:span><text:span text:style-name="T3">au Japon.</text:span></text:p>
      <text:p text:style-name="P5"/>
      <text:p text:style-name="P6"><text:ruby text:style-name="Ru1"><text:ruby-base>小笠原諸島</text:ruby-base><text:ruby-text text:style-name="WW_5f_CharRuby29">おがさわらしょとう</text:ruby-text></text:ruby>にはめずらしい<text:ruby text:style-name="Ru1"><text:ruby-base>動物</text:ruby-base><text:ruby-text text:style-name="WW_5f_CharRuby30">どうぶつ</text:ruby-text></text:ruby>や <text:ruby text:style-name="Ru1"><text:ruby-base>植物</text:ruby-base><text:ruby-text text:style-name="WW_5f_CharRuby31">しょくぶつ</text:ruby-text></text:ruby>が<text:ruby text:style-name="Ru1"><text:ruby-base>多</text:ruby-base><text:ruby-text text:style-name="WW_5f_CharRuby32">おお</text:ruby-text></text:ruby>いため、２０１１<text:ruby text:style-name="Ru1"><text:ruby-base>年</text:ruby-base><text:ruby-text text:style-name="WW_5f_CharRuby33">ねん</text:ruby-text></text:ruby>に<text:ruby text:style-name="Ru1"><text:ruby-base>ユネスコ</text:ruby-base><text:ruby-text text:style-name="WW_5f_CharRuby34">Unesco</text:ruby-text></text:ruby>の<text:ruby text:style-name="Ru1"><text:ruby-base>世界自然遺産</text:ruby-base><text:ruby-text text:style-name="WW_5f_CharRuby35">せかいしぜんいさん</text:ruby-text></text:ruby>になりました。</text:p>
      <text:p text:style-name="P3">Ogasawarashotou ni ha mezurashii doubutsu ya shokubutsu ga ooitame, ni sen juu ichi nen ni Unesco no sekaishizen isan ni narimashita.</text:p>
      <text:p text:style-name="P6"><text:span text:style-name="T3">En raison du grand nombre </text:span><text:span text:style-name="T7">d'espèces animales</text:span><text:span text:style-name="T3"> et </text:span><text:span text:style-name="T7">végétales endémiques</text:span><text:span text:style-name="T3"> présent</text:span><text:span text:style-name="T7">e</text:span><text:span text:style-name="T3">s dans l’archipel Ogasawara, les iles sont devenues un site du patrimoine naturel mondial de l'UNESCO en 2011.</text:span></text:p>
      <text:p text:style-name="P5"/>
      <text:p text:style-name="P6"><text:ruby text:style-name="Ru1"><text:ruby-base>最近</text:ruby-base><text:ruby-text text:style-name="WW_5f_CharRuby36">さいきん</text:ruby-text></text:ruby>は<text:ruby text:style-name="Ru1"><text:ruby-base>毎年</text:ruby-base><text:ruby-text text:style-name="WW_5f_CharRuby37">まいとし</text:ruby-text></text:ruby>３<text:ruby text:style-name="Ru1"><text:ruby-base>万人</text:ruby-base><text:ruby-text text:style-name="WW_5f_CharRuby38">まんにん</text:ruby-text></text:ruby>ぐらいの<text:ruby text:style-name="Ru1"><text:ruby-base>人</text:ruby-base><text:ruby-text text:style-name="WW_5f_CharRuby39">ひと</text:ruby-text></text:ruby>が<text:ruby text:style-name="Ru1"><text:ruby-base>観光</text:ruby-base><text:ruby-text text:style-name="WW_5f_CharRuby40">かんこう</text:ruby-text></text:ruby>に<text:ruby text:style-name="Ru1"><text:ruby-base>行</text:ruby-base><text:ruby-text text:style-name="WW_5f_CharRuby41">い</text:ruby-text></text:ruby>きます。 </text:p>
      <text:p text:style-name="P3">Saikin ha maitoshi san man nin gurai no hito ga kankou ni ikimasu.</text:p>
      <text:p text:style-name="P6"><text:span text:style-name="T8">Ces dernières années</text:span><text:span text:style-name="T3">, environ 30 000 personnes </text:span><text:span text:style-name="T9">vont y faire</text:span><text:span text:style-name="T3"> du tourisme chaque année.</text:span></text:p>
      <text:p text:style-name="P5"/>
      <text:p text:style-name="P6"><text:ruby text:style-name="Ru1"><text:ruby-base>小笠原諸島</text:ruby-base><text:ruby-text text:style-name="WW_5f_CharRuby42">おがさわらしょとう</text:ruby-text></text:ruby>に<text:ruby text:style-name="Ru1"><text:ruby-base>行</text:ruby-base><text:ruby-text text:style-name="WW_5f_CharRuby43">い</text:ruby-text></text:ruby>くには、<text:ruby text:style-name="Ru1"><text:ruby-base>東京</text:ruby-base><text:ruby-text text:style-name="WW_5f_CharRuby44">とうきょう</text:ruby-text></text:ruby>から<text:ruby text:style-name="Ru1"><text:ruby-base>船</text:ruby-base><text:ruby-text text:style-name="WW_5f_CharRuby45">ふね</text:ruby-text></text:ruby>で<text:ruby text:style-name="Ru1"><text:ruby-base>行</text:ruby-base><text:ruby-text text:style-name="WW_5f_CharRuby46">い</text:ruby-text></text:ruby>かなければなりません。</text:p>
      <text:p text:style-name="P4">Ogasawarashotou ni iku ni ha, Tokyo kara fune de ikanakerebanarisen.</text:p>
      <text:p text:style-name="P5">Pour se rendre sur l’archipel, il est nécessaire de prendre un bateau<text:span text:style-name="T21"> depuis Tokyo</text:span>.</text:p>
      <text:p text:style-name="P5"/>
      <text:p text:style-name="P6"><text:ruby text:style-name="Ru1"><text:ruby-base>船</text:ruby-base><text:ruby-text text:style-name="WW_5f_CharRuby47">ふね</text:ruby-text></text:ruby>は１<text:ruby text:style-name="Ru1"><text:ruby-base>週間</text:ruby-base><text:ruby-text text:style-name="WW_5f_CharRuby48">しゅうかん</text:ruby-text></text:ruby>に１<text:ruby text:style-name="Ru1"><text:ruby-base>回</text:ruby-base><text:ruby-text text:style-name="WW_5f_CharRuby49">かい</text:ruby-text></text:ruby>ぐ らいで、<text:ruby text:style-name="Ru1"><text:ruby-base>片道</text:ruby-base><text:ruby-text text:style-name="WW_5f_CharRuby50">かたみち</text:ruby-text></text:ruby>２４<text:ruby text:style-name="Ru1"><text:ruby-base>時間</text:ruby-base><text:ruby-text text:style-name="WW_5f_CharRuby51">じかん</text:ruby-text></text:ruby>かかります。 </text:p>
      <text:p text:style-name="P3">Fune ha isshuukan ni ikkai gurai de, katamichi ni juu yo jikan kakarimasu.</text:p>
      <text:p text:style-name="P5">Il y a <text:span text:style-name="T22">environ </text:span>un bateau par semaine et le voyage <text:span text:style-name="T22">aller </text:span>dure 24 heures.</text:p>
      <text:p text:style-name="P5"/>
      <text:p text:style-name="P6"><text:ruby text:style-name="Ru1"><text:ruby-base/><text:ruby-text text:style-name="WW_5f_CharRuby52">しま</text:ruby-text></text:ruby></text:p>
      <text:p text:style-name="P13"><text:ruby text:style-name="Ru1"><text:ruby-base>島</text:ruby-base><text:ruby-text text:style-name="WW_5f_CharRuby52">しま</text:ruby-text></text:ruby>の<text:ruby text:style-name="Ru1"><text:ruby-base>人</text:ruby-base><text:ruby-text text:style-name="WW_5f_CharRuby53">ひと</text:ruby-text></text:ruby>たちは<text:ruby text:style-name="Ru1"><text:ruby-base>病気</text:ruby-base><text:ruby-text text:style-name="WW_5f_CharRuby54">びょうき</text:ruby-text></text:ruby>になったときなどのために、<text:ruby text:style-name="Ru1"><text:ruby-base>飛行機</text:ruby-base><text:ruby-text text:style-name="WW_5f_CharRuby55">ひこうき</text:ruby-text></text:ruby>で<text:ruby text:style-name="Ru1"><text:ruby-base>東京</text:ruby-base><text:ruby-text text:style-name="WW_5f_CharRuby56">とうきょう</text:ruby-text></text:ruby>へ<text:ruby text:style-name="Ru1"><text:ruby-base>行</text:ruby-base><text:ruby-text text:style-name="WW_5f_CharRuby57">い</text:ruby-text></text:ruby>くことができるよう にしてほしいと<text:ruby text:style-name="Ru1"><text:ruby-base>言</text:ruby-base><text:ruby-text text:style-name="WW_5f_CharRuby58">い</text:ruby-text></text:ruby>っています。</text:p>
      <text:p text:style-name="P3">Shima no hitotachi ha, byouki ni natta toki nadono tame ni, hikouki de Tokyo he iku koto ga dekiru you ni s<text:span text:style-name="T23">h</text:span>ite hoshii to itteimasu.</text:p>
      <text:p text:style-name="P5">Les personnes vivant sur l’île <text:span text:style-name="T24">disent qu'ils </text:span>aimeraient pouvoir prendre l’avion vers Tokyo au cas où ils tomberaient malades.</text:p>
      <text:p text:style-name="P5"/>
      <text:p text:style-name="P6">しかし、<text:ruby text:style-name="Ru1"><text:ruby-base>飛行場</text:ruby-base><text:ruby-text text:style-name="WW_5f_CharRuby59">ひこうじょう</text:ruby-text></text:ruby>を<text:ruby text:style-name="Ru1"><text:ruby-base>作</text:ruby-base><text:ruby-text text:style-name="WW_5f_CharRuby60">つく</text:ruby-text></text:ruby>るために<text:ruby text:style-name="Ru1"><text:ruby-base>山</text:ruby-base><text:ruby-text text:style-name="WW_5f_CharRuby61">やま</text:ruby-text></text:ruby>を<text:ruby text:style-name="Ru1"><text:ruby-base>削</text:ruby-base><text:ruby-text text:style-name="WW_5f_CharRuby62">けず</text:ruby-text></text:ruby>ったり<text:ruby text:style-name="Ru1"><text:ruby-base>木</text:ruby-base><text:ruby-text text:style-name="WW_5f_CharRuby63">き</text:ruby-text></text:ruby>を<text:ruby text:style-name="Ru1"><text:ruby-base>切</text:ruby-base><text:ruby-text text:style-name="WW_5f_CharRuby64">き</text:ruby-text></text:ruby>ったりすると<text:ruby text:style-name="Ru1"><text:ruby-base>自然</text:ruby-base><text:ruby-text text:style-name="WW_5f_CharRuby65">しぜん</text:ruby-text></text:ruby>が<text:ruby text:style-name="Ru1"><text:ruby-base>壊</text:ruby-base><text:ruby-text text:style-name="WW_5f_CharRuby66">こわ</text:ruby-text></text:ruby>れる<text:ruby text:style-name="Ru1"><text:ruby-base>心配</text:ruby-base><text:ruby-text text:style-name="WW_5f_CharRuby67">しんぱい</text:ruby-text></text:ruby>があります。</text:p>
      <text:p text:style-name="P3">Shikashi, hikoujou wo tsukuru tame ni yama wo kezuttari ki wo kittari suru to shizen ga kowareru shinpai ga arimasu.</text:p>
      <text:p text:style-name="P11"><text:span text:style-name="T3">Cependant, afin de construire un aérodrome</text:span><text:span text:style-name="T11">,</text:span><text:span text:style-name="T3"> </text:span><text:span text:style-name="T10">ils craignent</text:span><text:span text:style-name="T3"> qu’il faille </text:span><text:span text:style-name="T12">rabotter</text:span><text:span text:style-name="T13"> </text:span><text:span text:style-name="T3">la montagne et couper des arbres</text:span><text:span text:style-name="T10">, ce qui détruirait la natur</text:span><text:span text:style-name="T11">e</text:span><text:span text:style-name="T3">.</text:span></text:p>
      <text:p text:style-name="P5"/>
      <text:p text:style-name="P6">このため、<text:ruby text:style-name="Ru1"><text:ruby-base>飛行場</text:ruby-base><text:ruby-text text:style-name="WW_5f_CharRuby68">ひこうじょう</text:ruby-text></text:ruby>を<text:ruby text:style-name="Ru1"><text:ruby-base>作</text:ruby-base><text:ruby-text text:style-name="WW_5f_CharRuby69">つく</text:ruby-text></text:ruby>る<text:ruby text:style-name="Ru1"><text:ruby-base>細</text:ruby-base><text:ruby-text text:style-name="WW_5f_CharRuby70">こま</text:ruby-text></text:ruby>かい<text:ruby text:style-name="Ru1"><text:ruby-base>計画</text:ruby-base><text:ruby-text text:style-name="WW_5f_CharRuby71">けいかく</text:ruby-text></text:ruby>はまだ<text:ruby text:style-name="Ru1"><text:ruby-base>決</text:ruby-base><text:ruby-text text:style-name="WW_5f_CharRuby72">き</text:ruby-text></text:ruby>まっていません。</text:p>
      <text:p text:style-name="P3">Kono tame, hikoujou wo tsukuru komakai keikaku ha mada kimatteimasen.</text:p>
      <text:p text:style-name="P12">Pour ces raisons, aucun plan de construction détaillé de l’aérodrome n’a encore été décidé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WW_5f_CharRuby1" style:display-name="WW_CharRuby1" style:family="text" style:parent-style-name="Default_20_Paragraph_20_Font">
      <style:text-properties style:font-name="Yu Mincho" fo:font-family="'Yu Mincho'" style:font-family-generic="roman" style:font-pitch="variable" fo:font-size="5.5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family-asian="'Yu Mincho'" style:font-family-generic-asian="roman" style:font-pitch-asian="variable" style:font-size-asian="5.5pt" style:font-weight-asian="bold" style:font-size-complex="5.5pt" style:font-weight-complex="bold"/>
    </style:style>
    <style:style style:name="WW_5f_CharRuby2" style:display-name="WW_CharRuby2" style:family="text" style:parent-style-name="Default_20_Paragraph_20_Font">
      <style:text-properties style:font-name="Yu Mincho" fo:font-family="'Yu Mincho'" style:font-family-generic="roman" style:font-pitch="variable" fo:font-size="5.5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family-asian="'Yu Mincho'" style:font-family-generic-asian="roman" style:font-pitch-asian="variable" style:font-size-asian="5.5pt" style:font-weight-asian="bold" style:font-size-complex="5.5pt" style:font-weight-complex="bold"/>
    </style:style>
    <style:style style:name="WW_5f_CharRuby3" style:display-name="WW_CharRuby3" style:family="text" style:parent-style-name="Default_20_Paragraph_20_Font">
      <style:text-properties style:font-name="Yu Mincho" fo:font-family="'Yu Mincho'" style:font-family-generic="roman" style:font-pitch="variable" fo:font-size="5.5pt" style:text-underline-style="solid" style:text-underline-width="auto" style:text-underline-color="font-color" fo:font-weight="bold" style:text-underline-mode="continuous" style:text-overline-mode="continuous" style:text-line-through-mode="continuous" style:font-name-asian="Yu Mincho" style:font-family-asian="'Yu Mincho'" style:font-family-generic-asian="roman" style:font-pitch-asian="variable" style:font-size-asian="5.5pt" style:font-weight-asian="bold" style:font-size-complex="5.5pt" style:font-weight-complex="bold"/>
    </style:style>
    <style:style style:name="WW_5f_CharRuby4" style:display-name="WW_CharRuby4" style:family="text" style:parent-style-name="Default_20_Paragraph_20_Font">
      <style:text-properties style:font-name="MS Mincho" fo:font-family="'MS Mincho'" style:font-family-generic="modern" style:font-pitch="fixed" fo:font-size="5.5pt" style:text-underline-style="solid" style:text-underline-width="auto" style:text-underline-color="font-color" fo:font-weight="bold" style:text-underline-mode="continuous" style:text-overline-mode="continuous" style:text-line-through-mode="continuous" style:font-name-asian="MS Mincho" style:font-family-asian="'MS Mincho'" style:font-family-generic-asian="modern" style:font-pitch-asian="fixed" style:font-size-asian="5.5pt" style:font-weight-asian="bold" style:font-name-complex="MS Mincho" style:font-family-complex="'MS Mincho'" style:font-family-generic-complex="modern" style:font-pitch-complex="fixed" style:font-size-complex="5.5pt" style:font-weight-complex="bold"/>
    </style:style>
    <style:style style:name="WW_5f_CharRuby5" style:display-name="WW_CharRuby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" style:display-name="WW_CharRuby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7" style:display-name="WW_CharRuby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8" style:display-name="WW_CharRuby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9" style:display-name="WW_CharRuby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0" style:display-name="WW_CharRuby1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1" style:display-name="WW_CharRuby1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2" style:display-name="WW_CharRuby1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3" style:display-name="WW_CharRuby13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4" style:display-name="WW_CharRuby14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5" style:display-name="WW_CharRuby1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6" style:display-name="WW_CharRuby1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7" style:display-name="WW_CharRuby1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8" style:display-name="WW_CharRuby1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19" style:display-name="WW_CharRuby1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0" style:display-name="WW_CharRuby2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1" style:display-name="WW_CharRuby2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2" style:display-name="WW_CharRuby2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3" style:display-name="WW_CharRuby23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4" style:display-name="WW_CharRuby24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5" style:display-name="WW_CharRuby2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6" style:display-name="WW_CharRuby2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7" style:display-name="WW_CharRuby2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8" style:display-name="WW_CharRuby2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29" style:display-name="WW_CharRuby2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0" style:display-name="WW_CharRuby3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1" style:display-name="WW_CharRuby3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2" style:display-name="WW_CharRuby3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3" style:display-name="WW_CharRuby33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4" style:display-name="WW_CharRuby34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5" style:display-name="WW_CharRuby3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6" style:display-name="WW_CharRuby3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7" style:display-name="WW_CharRuby3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8" style:display-name="WW_CharRuby3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39" style:display-name="WW_CharRuby3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0" style:display-name="WW_CharRuby4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1" style:display-name="WW_CharRuby4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2" style:display-name="WW_CharRuby4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3" style:display-name="WW_CharRuby43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4" style:display-name="WW_CharRuby44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5" style:display-name="WW_CharRuby4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6" style:display-name="WW_CharRuby4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7" style:display-name="WW_CharRuby4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8" style:display-name="WW_CharRuby4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49" style:display-name="WW_CharRuby4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0" style:display-name="WW_CharRuby5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1" style:display-name="WW_CharRuby5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2" style:display-name="WW_CharRuby5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3" style:display-name="WW_CharRuby53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4" style:display-name="WW_CharRuby54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5" style:display-name="WW_CharRuby5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6" style:display-name="WW_CharRuby5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7" style:display-name="WW_CharRuby5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8" style:display-name="WW_CharRuby5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59" style:display-name="WW_CharRuby5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0" style:display-name="WW_CharRuby6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1" style:display-name="WW_CharRuby6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2" style:display-name="WW_CharRuby6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3" style:display-name="WW_CharRuby63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4" style:display-name="WW_CharRuby64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5" style:display-name="WW_CharRuby65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6" style:display-name="WW_CharRuby66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7" style:display-name="WW_CharRuby67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8" style:display-name="WW_CharRuby68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69" style:display-name="WW_CharRuby69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70" style:display-name="WW_CharRuby70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71" style:display-name="WW_CharRuby71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WW_5f_CharRuby72" style:display-name="WW_CharRuby72" style:family="text" style:parent-style-name="Default_20_Paragraph_20_Font">
      <style:text-properties style:font-name="Yu Mincho" fo:font-family="'Yu Mincho'" style:font-family-generic="roman" style:font-pitch="variable" fo:font-size="5.5pt" style:font-name-asian="Yu Mincho" style:font-family-asian="'Yu Mincho'" style:font-family-generic-asian="roman" style:font-pitch-asian="variable" style:font-size-asian="5.5pt" style:font-size-complex="5.5pt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Yann Marty</meta:initial-creator>
    <meta:creation-date>2022-02-15T19:59:00Z</meta:creation-date>
    <dc:date>2022-02-16T14:00:47.820538179</dc:date>
    <meta:editing-cycles>23</meta:editing-cycles>
    <meta:editing-duration>PT4H46M35S</meta:editing-duration>
    <meta:document-statistic meta:table-count="0" meta:image-count="0" meta:object-count="0" meta:page-count="2" meta:paragraph-count="36" meta:word-count="790" meta:character-count="2749" meta:non-whitespace-character-count="2372"/>
    <meta:template xlink:type="simple" xlink:actuate="onRequest" xlink:title="" xlink:href="Normal.dotm"/>
  </office:meta>
</office:document-meta>
</file>